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10000008D16B7BF29148F1FA0.png" manifest:media-type="image/png"/>
  <manifest:file-entry manifest:full-path="Pictures/10000001000003CF000001DA026280688ABE89DA.png" manifest:media-type="image/png"/>
  <manifest:file-entry manifest:full-path="Pictures/100000010000034400000245A8A7CCD66B98DD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142b6" officeooo:paragraph-rsid="001142b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42b6" officeooo:paragraph-rsid="001142b6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UGGING</text:p>
      <text:p text:style-name="P1"/>
      <text:p text:style-name="P2"><draw:frame draw:style-name="fr1" draw:name="Image1" text:anchor-type="char" svg:x="0.5272in" svg:y="0.0575in" svg:width="5.7638in" svg:height="4.0055in" draw:z-index="0"><draw:image xlink:href="Pictures/100000010000034400000245A8A7CCD66B98DD1C.png" xlink:type="simple" xlink:show="embed" xlink:actuate="onLoad" draw:mime-type="image/png"/></draw:frame></text:p>
      <text:p text:style-name="P2"/>
      <text:p text:style-name="P2"><draw:frame draw:style-name="fr1" draw:name="Image2" text:anchor-type="char" svg:x="0.4126in" svg:y="0.0835in" svg:width="6.5638in" svg:height="3.1909in" draw:z-index="1"><draw:image xlink:href="Pictures/10000001000003CF000001DA026280688ABE89DA.png" xlink:type="simple" xlink:show="embed" xlink:actuate="onLoad" draw:mime-type="image/png"/></draw:frame></text:p>
      <text:p text:style-name="P2"><draw:frame draw:style-name="fr1" draw:name="Image3" text:anchor-type="char" svg:x="1.0445in" svg:y="0.4689in" svg:width="4.5417in" svg:height="1.1752in" draw:z-index="2"><draw:image xlink:href="Pictures/10000001000002210000008D16B7BF29148F1F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4:35:12.133830646</meta:creation-date>
    <dc:date>2023-11-09T14:46:55.687624945</dc:date>
    <meta:editing-duration>PT11M44S</meta:editing-duration>
    <meta:editing-cycles>1</meta:editing-cycles>
    <meta:document-statistic meta:table-count="0" meta:image-count="3" meta:object-count="0" meta:page-count="1" meta:paragraph-count="1" meta:word-count="1" meta:character-count="9" meta:non-whitespace-character-count="9"/>
    <meta:generator>LibreOffice/7.6.2.1$Linux_X86_64 LibreOffice_project/60$Build-1</meta:generator>
  </office:meta>
</office:document-meta>
</file>